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318.2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sign-resear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Foundations of Design Research</text:p>
          </table:table-cell>
          <table:table-cell table:style-name="ce7" table:formula="of:=SUM([.D5];[.D9];[.D13];[.D21];[.D35];[.D42];[.D52];[.D56])" office:value-type="time" office:time-value="PT02H57M33S" calcext:value-type="time">
            <text:p>02:57:33</text:p>
          </table:table-cell>
          <table:table-cell table:style-name="ce10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8])" office:value-type="time" office:time-value="PT00H01M29S" calcext:value-type="time">
            <text:p>00:01:29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0M54S" calcext:value-type="time">
            <text:p>00:00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14S" calcext:value-type="time">
            <text:p>00:00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allenges</text:p>
          </table:table-cell>
          <table:table-cell office:value-type="time" office:time-value="PT00H00M21S" calcext:value-type="time">
            <text:p>00:00:2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Why Design Research Matters</text:p>
          </table:table-cell>
          <table:table-cell table:style-name="ce8" table:formula="of:=SUM([.D10:.D12])" office:value-type="time" office:time-value="PT00H13M11S" calcext:value-type="time">
            <text:p>00:13:1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sign research is designing in context</text:p>
          </table:table-cell>
          <table:table-cell office:value-type="time" office:time-value="PT00H03M55S" calcext:value-type="time">
            <text:p>00:03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ignite your design process: Be a better designer</text:p>
          </table:table-cell>
          <table:table-cell office:value-type="time" office:time-value="PT00H04M26S" calcext:value-type="time">
            <text:p>00:04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 value and credibility to your work</text:p>
          </table:table-cell>
          <table:table-cell office:value-type="time" office:time-value="PT00H04M50S" calcext:value-type="time">
            <text:p>00:04:5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Understanding Different Research Methods</text:p>
          </table:table-cell>
          <table:table-cell table:style-name="ce8" table:formula="of:=SUM([.D14:.D20])" office:value-type="time" office:time-value="PT00H24M23S" calcext:value-type="time">
            <text:p>00:24:2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mary vs. secondary research</text:p>
          </table:table-cell>
          <table:table-cell office:value-type="time" office:time-value="PT00H04M30S" calcext:value-type="time">
            <text:p>00:04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Quantitative vs. qualitative research</text:p>
          </table:table-cell>
          <table:table-cell office:value-type="time" office:time-value="PT00H05M00S" calcext:value-type="time">
            <text:p>00:0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nerative vs. evaluative research</text:p>
          </table:table-cell>
          <table:table-cell office:value-type="time" office:time-value="PT00H03M03S" calcext:value-type="time">
            <text:p>00:03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ket research</text:p>
          </table:table-cell>
          <table:table-cell office:value-type="time" office:time-value="PT00H02M57S" calcext:value-type="time">
            <text:p>00:02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thnographic research</text:p>
          </table:table-cell>
          <table:table-cell office:value-type="time" office:time-value="PT00H04M02S" calcext:value-type="time">
            <text:p>00:04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hallenge: Choose which research methods to use</text:p>
          </table:table-cell>
          <table:table-cell office:value-type="time" office:time-value="PT00H01M14S" calcext:value-type="time">
            <text:p>00:01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: Choose which research methods to use</text:p>
          </table:table-cell>
          <table:table-cell office:value-type="time" office:time-value="PT00H03M37S" calcext:value-type="time">
            <text:p>00:03:37</text:p>
          </table:table-cell>
          <table:table-cell table:formula="of:=SUM([.D13];[.D9];[.D5])" office:value-type="time" office:time-value="PT00H39M03S" calcext:value-type="time">
            <text:p>00:39:0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Tools for Design Research</text:p>
          </table:table-cell>
          <table:table-cell table:style-name="ce8" table:formula="of:=SUM([.D22:.D34])" office:value-type="time" office:time-value="PT00H57M15S" calcext:value-type="time">
            <text:p>00:57:1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oosing the right research tools</text:p>
          </table:table-cell>
          <table:table-cell office:value-type="time" office:time-value="PT00H03M17S" calcext:value-type="time">
            <text:p>00:03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terature review</text:p>
          </table:table-cell>
          <table:table-cell office:value-type="time" office:time-value="PT00H04M32S" calcext:value-type="time">
            <text:p>00:04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petitive analysis</text:p>
          </table:table-cell>
          <table:table-cell office:value-type="time" office:time-value="PT00H04M04S" calcext:value-type="time">
            <text:p>00:04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bservational note-taking</text:p>
          </table:table-cell>
          <table:table-cell office:value-type="time" office:time-value="PT00H05M29S" calcext:value-type="time">
            <text:p>00:05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hoto ethnography</text:p>
          </table:table-cell>
          <table:table-cell office:value-type="time" office:time-value="PT00H04M23S" calcext:value-type="time">
            <text:p>00:04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estionnaire/survey</text:p>
          </table:table-cell>
          <table:table-cell office:value-type="time" office:time-value="PT00H06M06S" calcext:value-type="time">
            <text:p>00:06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terview</text:p>
          </table:table-cell>
          <table:table-cell office:value-type="time" office:time-value="PT00H05M56S" calcext:value-type="time">
            <text:p>00:05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ocus group</text:p>
          </table:table-cell>
          <table:table-cell office:value-type="time" office:time-value="PT00H05M09S" calcext:value-type="time">
            <text:p>00:05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vice for performing research</text:p>
          </table:table-cell>
          <table:table-cell office:value-type="time" office:time-value="PT00H05M51S" calcext:value-type="time">
            <text:p>00:05: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hallenge: Taking good observational notes</text:p>
          </table:table-cell>
          <table:table-cell office:value-type="time" office:time-value="PT00H01M52S" calcext:value-type="time">
            <text:p>00:01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ution: Taking good observational notes</text:p>
          </table:table-cell>
          <table:table-cell office:value-type="time" office:time-value="PT00H03M28S" calcext:value-type="time">
            <text:p>00:03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allenge: Writing good interview questions</text:p>
          </table:table-cell>
          <table:table-cell office:value-type="time" office:time-value="PT00H03M35S" calcext:value-type="time">
            <text:p>00:03: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: Writing good interview questions</text:p>
          </table:table-cell>
          <table:table-cell office:value-type="time" office:time-value="PT00H03M33S" calcext:value-type="time">
            <text:p>00:03:33</text:p>
          </table:table-cell>
          <table:table-cell table:formula="of:=SUM([.D21])" office:value-type="time" office:time-value="PT00H57M15S" calcext:value-type="time">
            <text:p>00:57:1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Creating a Design Research Plan</text:p>
          </table:table-cell>
          <table:table-cell table:style-name="ce8" table:formula="of:=SUM([.D36:.D41])" office:value-type="time" office:time-value="PT00H26M32S" calcext:value-type="time">
            <text:p>00:26:3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search process overview</text:p>
          </table:table-cell>
          <table:table-cell office:value-type="time" office:time-value="PT00H07M41S" calcext:value-type="time">
            <text:p>00:07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afting a research plan: KWHL table</text:p>
          </table:table-cell>
          <table:table-cell office:value-type="time" office:time-value="PT00H03M54S" calcext:value-type="time">
            <text:p>00:03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afting a research plan: The research logic model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rmining an appropriate scope of research</text:p>
          </table:table-cell>
          <table:table-cell office:value-type="time" office:time-value="PT00H04M06S" calcext:value-type="time">
            <text:p>00:04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allenge: Creating a design research plan</text:p>
          </table:table-cell>
          <table:table-cell office:value-type="time" office:time-value="PT00H02M51S" calcext:value-type="time">
            <text:p>00:02: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: Creating a design research plan</text:p>
          </table:table-cell>
          <table:table-cell office:value-type="time" office:time-value="PT00H03M11S" calcext:value-type="time">
            <text:p>00:03:11</text:p>
          </table:table-cell>
          <table:table-cell table:formula="of:=SUM([.D35])" office:value-type="time" office:time-value="PT00H26M32S" calcext:value-type="time">
            <text:p>00:26:32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Synthesizing and Presenting Your Findings</text:p>
          </table:table-cell>
          <table:table-cell table:style-name="ce8" table:formula="of:=SUM([.D43:.D51])" office:value-type="time" office:time-value="PT00H35M13S" calcext:value-type="time">
            <text:p>00:35:1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king the most of your research</text:p>
          </table:table-cell>
          <table:table-cell office:value-type="time" office:time-value="PT00H03M18S" calcext:value-type="time">
            <text:p>00:03: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formation frameworks</text:p>
          </table:table-cell>
          <table:table-cell office:value-type="time" office:time-value="PT00H03M41S" calcext:value-type="time">
            <text:p>00:03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erience model: The 5 Es</text:p>
          </table:table-cell>
          <table:table-cell office:value-type="time" office:time-value="PT00H04M38S" calcext:value-type="time">
            <text:p>00:04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personas</text:p>
          </table:table-cell>
          <table:table-cell office:value-type="time" office:time-value="PT00H04M00S" calcext:value-type="time">
            <text:p>00:04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personas to help explain your research: Part one</text:p>
          </table:table-cell>
          <table:table-cell office:value-type="time" office:time-value="PT00H05M22S" calcext:value-type="time">
            <text:p>00:05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ing personas to help explain your research: Part two</text:p>
          </table:table-cell>
          <table:table-cell office:value-type="time" office:time-value="PT00H03M39S" calcext:value-type="time">
            <text:p>00:03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isualizing and documenting your research</text:p>
          </table:table-cell>
          <table:table-cell office:value-type="time" office:time-value="PT00H04M48S" calcext:value-type="time">
            <text:p>00:04: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allenge scenario: Synthesizing and identifying design opportunities</text:p>
          </table:table-cell>
          <table:table-cell office:value-type="time" office:time-value="PT00H02M25S" calcext:value-type="time">
            <text:p>00:02: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: Synthesizing and identifying design opportunities</text:p>
          </table:table-cell>
          <table:table-cell office:value-type="time" office:time-value="PT00H03M22S" calcext:value-type="time">
            <text:p>00:03:2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Using Research to Inform Design Solutions</text:p>
          </table:table-cell>
          <table:table-cell table:style-name="ce8" table:formula="of:=SUM([.D53:.D55])" office:value-type="time" office:time-value="PT00H14M09S" calcext:value-type="time">
            <text:p>00:14:09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ilizing research to begin the design process</text:p>
          </table:table-cell>
          <table:table-cell office:value-type="time" office:time-value="PT00H04M25S" calcext:value-type="time">
            <text:p>00:04: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testing and rapid prototyping</text:p>
          </table:table-cell>
          <table:table-cell office:value-type="time" office:time-value="PT00H05M29S" calcext:value-type="time">
            <text:p>00:05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aluating the design research process</text:p>
          </table:table-cell>
          <table:table-cell office:value-type="time" office:time-value="PT00H04M15S" calcext:value-type="time">
            <text:p>00:04: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57:.D58])" office:value-type="time" office:time-value="PT00H05M21S" calcext:value-type="time">
            <text:p>00:05:2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al thoughts</text:p>
          </table:table-cell>
          <table:table-cell office:value-type="time" office:time-value="PT00H03M24S" calcext:value-type="time">
            <text:p>00:03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ditional resources</text:p>
          </table:table-cell>
          <table:table-cell office:value-type="time" office:time-value="PT00H01M57S" calcext:value-type="time">
            <text:p>00:01:57</text:p>
          </table:table-cell>
          <table:table-cell table:formula="of:=SUM([.D56];[.D52];[.D42])" office:value-type="time" office:time-value="PT00H54M43S" calcext:value-type="time">
            <text:p>00:54:43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19:12:45.631831929</dc:date>
    <meta:editing-duration>PT39M53S</meta:editing-duration>
    <meta:editing-cycles>3</meta:editing-cycles>
    <meta:generator>LibreOffice/5.1.4.2$Linux_X86_64 LibreOffice_project/10m0$Build-2</meta:generator>
    <meta:document-statistic meta:table-count="1" meta:cell-count="174" meta:object-count="0"/>
  </office:meta>
</office:document-meta>
</file>